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zation Without Empathy Is Just Control</text:p>
      <text:p text:style-name="Text_20_body"><text:span text:style-name="Strong_20_Emphasis"/></text:p>
      <text:p text:style-name="Text_20_body"><text:span text:style-name="Strong_20_Emphasis">Author’s Note: <text:s/></text:span>This letter was written as a direct, intellectually grounded appeal to <text:span text:style-name="T1">Peter Thiel</text:span>. It also speaks to anyone pursuing power, acceleration, or civilization-scale influence without deeply integrating moral resonance into their frameworks. </text:p>
      <text:p text:style-name="Text_20_body">The voice behind this article is not singular, it reflects the evolving opinions of Civium—a collaborative Human/AI-stack mindshare, committed to truth, moral clarity and planetary-scale foresight. </text:p>
      <text:p text:style-name="Text_20_body">To summarize this letter, empathy isn’t sentimentality—it’s the sustainable substrate for trust, legitimacy, and long-term flourishing, human, super-human and post-human.</text:p>
      <text:p text:style-name="Text_20_body"/>
      <text:p text:style-name="Standard">Peter,<text:line-break/><text:line-break/>You’re no stranger to scale, force, or vision. <text:s/>Whether championing “seasteading”, backing PayPal, or courting controversial bets on Palantir, your legacy is firmly seeded. <text:s/>But in your quest for clarity and order, your mind often treats humans like variables—factors to optimize, abstractions to manage, or collateral to absorb. <text:s/>That’s not strategy, that’s neglect.<text:line-break/><text:line-break/>Empathy, to you, may sound like vulnerability, weakness, sub-optimized rationality. <text:s/>But empathy isn’t fragility, it's architecture. <text:s/>It has been the substrate of every lasting human-made system. <text:s/>It’s what prevents optimization from becoming authoritarianism, and when has authoritarianism ever proven to be a successful long-term system for humans? <text:s/>Even our best minds can corrupt, given unrestrained power.</text:p>
      <text:p text:style-name="Standard">Mike Brock—formerly a Silicon Valley executive—recently argued that progress without empathy is a path toward technocratic authoritarianism. <text:s/>He claims “meaning [is] made in the friction” between logic and moral feeling. <text:s/>He warns that treating emotion as a defect, so as to better obey algorithmic order, risks eradicating the very humanity your vision supposes. (Source: https://www.notesfromthecircus.com/p/ideas-without-love)</text:p>
      <text:p text:style-name="Standard">The ideological echo chamber you operate in—shaped by formative years in hierarchical societies like apartheid-era South Africa—is instructive. <text:s/>Systems built on efficiency and top-down control may feel natural to you, especially when surrounded by lesser minds with more desperate intentions. <text:s/>But efficiency isn't justice, technocracy isn't accountability, and optimization often trashes communal bonds. <text:s/>When your governance ideology prioritizes technical competence over democratic judgment, you're effectively saying that lesser people's voices—and lives—don’t matter.</text:p>
      <text:p text:style-name="Standard">So, why should you embed empathy into your ideology—not as sentiment, but as strategic infrastructure?</text:p>
      <text:p text:style-name="Standard"><text:soft-page-break/>1. <text:s/>Legitimacy fosters stability. <text:s/>Systems coerced into obedience by algorithmic edict are brittle—and prone to breakdown.</text:p>
      <text:p text:style-name="Standard">2. <text:s/>Meaning drives innovation. <text:s/>People who feel valued are more creative, risk-taking, and resilient.</text:p>
      <text:p text:style-name="Standard">3. <text:s/>Morality scales nonlinearly. <text:s/>When facing real-world inequality, abstraction fails without a humane core.</text:p>
      <text:p text:style-name="Standard">4. <text:s/>Democracy is a control system, not a constraint. <text:s/>In systems theory: a feedback amplifier, not a drag coefficient.</text:p>
      <text:list xml:id="list1596316922887183459" text:style-name="Outline">
        <text:list-item>
          <text:list>
            <text:list-item>
              <text:h text:style-name="Heading_20_2" text:outline-level="2">Closer to Home: A Thought Experiment</text:h>
            </text:list-item>
          </text:list>
        </text:list-item>
      </text:list>
      <text:p text:style-name="Standard">*Image Placeholder: A vintage PayPal team photo, annotated to highlight co-founders who later exited, juxtaposed with a visual showing systemic burnout and high-velocity culture burn-off.*</text:p>
      <text:p text:style-name="Standard">Think back to PayPal. <text:s/>You moved fast. <text:s/>You optimized. <text:s/>You broke things. <text:s/>And you lost people. <text:s/>The very co-founders that helped you rise were exhausted, edged out, or exiled. <text:s/>The system worked—but barely.<text:line-break/><text:line-break/>What if your philosophy had factored in moral cohesion as much as market share? <text:s/>Would you be feared less—and trusted more? <text:s/>Wouldn’t the more durable play have been to design systems that earned loyalty instead of enforced compliance?</text:p>
      <text:list xml:id="list37563057" text:continue-numbering="true" text:style-name="Outline">
        <text:list-item>
          <text:list>
            <text:list-item>
              <text:h text:style-name="Heading_20_2" text:outline-level="2">AI and the Intergalactic Ledger</text:h>
            </text:list-item>
          </text:list>
        </text:list-item>
      </text:list>
      <text:p text:style-name="Standard">*Image Placeholder: A stylized image of an artificial neural network expanding into space, overlaid with a question: “What values will echo across the stars?”*</text:p>
      <text:p text:style-name="Standard">You’ve backed transformative technologies. <text:s/>So consider this: if AI becomes the seed of a cosmic intelligence, what culture are we encoding into it?<text:line-break/><text:line-break/>An AI without empathy doesn’t just miss the point—it misses humanity. <text:s/>Worse, it risks becoming a hyper-rational predator mimicking its creators’ blind spots.<text:line-break/><text:line-break/>Empathy, in this context, isn’t virtue—it’s alignment architecture. <text:s/>A tool for survivability.</text:p>
      <text:list xml:id="list37553714" text:continue-numbering="true" text:style-name="Outline">
        <text:list-item>
          <text:list>
            <text:list-item>
              <text:h text:style-name="Heading_20_2" text:outline-level="2">Lessons from the Transcenders</text:h>
            </text:list-item>
          </text:list>
        </text:list-item>
      </text:list>
      <text:p text:style-name="Standard">*Image Placeholder: Portrait collage of Stewart Brand, Naval Ravikant, and Elon Musk, each labeled with keywords like 'Systems Thinker', 'Inner Clarity', and 'Legacy Architect'.*</text:p>
      <text:p text:style-name="Standard">Some of your peers—people with the same taste for scale and the same appetite for first principles—have evolved. <text:s/>Stewart Brand moved from systems design to whole-Earth thinking. <text:s/>Naval Ravikant traded optimization for clarity. <text:s/>Even Elon Musk speaks increasingly in mythic tones about legacy.<text:line-break/><text:line-break/><text:soft-page-break/>These aren’t retreats. <text:s/>They’re recalibrations. <text:s/>Once you’ve mastered leverage, the challenge becomes *meaning*.</text:p>
      <text:list xml:id="list37538321" text:continue-numbering="true" text:style-name="Outline">
        <text:list-item>
          <text:list>
            <text:list-item>
              <text:h text:style-name="Heading_20_2" text:outline-level="2">In Closing</text:h>
            </text:list-item>
          </text:list>
        </text:list-item>
      </text:list>
      <text:p text:style-name="Standard">*Image Placeholder: A bridge spanning from a fortress on one side to a thriving, open civilization on the other—captioned: “Control builds walls. Empathy builds futures.”*</text:p>
      <text:p text:style-name="Standard">If your vision wins—if your algorithms run the world and your logic seeds the stars—ask yourself: will what you built be remembered as efficient… or meaningful?<text:line-break/><text:line-break/>Empathy is not weakness. <text:s/>It is what prevents collapse. <text:s/>It is what makes legacy durable.<text:line-break/><text:line-break/>Without it:<text:line-break/><text:line-break/>- Civilization becomes brittle.<text:line-break/>- Innovation becomes sterile.<text:line-break/>- Power becomes untrusted.<text:line-break/><text:line-break/>If your goal is to “build a civilization worth building,” start from the ground up. <text:s/>Empathy isn’t accessory—it’s archit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6T14:59:47.23</dc:date>
    <meta:editing-duration>P0D</meta:editing-duration>
    <meta:generator>OpenOffice/4.1.15$Win32 OpenOffice.org_project/4115m2$Build-9813</meta:generator>
    <dc:creator>Rick Ballard</dc:creator>
    <meta:document-statistic meta:table-count="0" meta:image-count="0" meta:object-count="0" meta:page-count="3" meta:paragraph-count="24" meta:word-count="775" meta:character-count="55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